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9cf06" officeooo:paragraph-rsid="0009cf06" style:font-size-asian="12.25pt" style:font-size-complex="14pt"/>
    </style:style>
    <style:style style:name="P2" style:family="paragraph" style:parent-style-name="Standard">
      <style:text-properties fo:font-size="14pt" officeooo:rsid="0009cf06" officeooo:paragraph-rsid="0009cf06" style:font-size-asian="12.25pt" style:font-size-complex="14pt"/>
    </style:style>
    <style:style style:name="P3" style:family="paragraph" style:parent-style-name="Standard">
      <style:text-properties fo:font-size="14pt" officeooo:rsid="000a1f9e" officeooo:paragraph-rsid="000a1f9e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#include&lt;unordered_set&gt;</text:p>
      <text:p text:style-name="P1">using namespace std;</text:p>
      <text:p text:style-name="P1"/>
      <text:p text:style-name="P1">int main()</text:p>
      <text:p text:style-name="P1">{</text:p>
      <text:p text:style-name="P1"><text:s text:c="4"/>int size;</text:p>
      <text:p text:style-name="P1"><text:s text:c="4"/>cout&lt;&lt;"Enter Size of your Array : ";</text:p>
      <text:p text:style-name="P1"><text:s text:c="4"/>cin&gt;&gt;size;</text:p>
      <text:p text:style-name="P1"><text:s text:c="4"/>int arr[size];</text:p>
      <text:p text:style-name="P1"><text:s text:c="4"/>cout&lt;&lt;"Enter Elements of Array : ";</text:p>
      <text:p text:style-name="P1"><text:s text:c="4"/>for(int i=0;i&lt;size;i++)</text:p>
      <text:p text:style-name="P1"><text:s text:c="8"/>cin&gt;&gt;arr[i];</text:p>
      <text:p text:style-name="P1"><text:s text:c="4"/>unordered_set&lt;int&gt; set;</text:p>
      <text:p text:style-name="P1"><text:s text:c="4"/>for(int i=0;i&lt;size;i++)</text:p>
      <text:p text:style-name="P1"><text:s text:c="4"/>{</text:p>
      <text:p text:style-name="P1"><text:s text:c="8"/>for(int j=i+1;j&lt;size;j++)</text:p>
      <text:p text:style-name="P1"><text:s text:c="8"/>{</text:p>
      <text:p text:style-name="P1"><text:s text:c="12"/>set.insert(i+j);</text:p>
      <text:p text:style-name="P1"><text:s text:c="8"/>}</text:p>
      <text:p text:style-name="P1"><text:s text:c="4"/>}</text:p>
      <text:p text:style-name="P1"><text:s text:c="4"/>cout&lt;&lt;"The Number of Unique Sum Possible in Given Array are "&lt;&lt;set.size()&lt;&lt;endl;</text:p>
      <text:p text:style-name="P1"><text:s text:c="4"/>return 0;</text:p>
      <text:p text:style-name="P1">}</text:p>
      <text:p text:style-name="P1"/>
      <text:p text:style-name="P1">2)#include&lt;iostream&gt;</text:p>
      <text:p text:style-name="P1">#include&lt;unordered_set&gt;</text:p>
      <text:p text:style-name="P1">using namespace std;</text:p>
      <text:p text:style-name="P1"/>
      <text:p text:style-name="P1">int main()</text:p>
      <text:p text:style-name="P1">{</text:p>
      <text:p text:style-name="P1"><text:s text:c="4"/>int arr[10]={2,6,9,12,17,22,31,32,35,42};</text:p>
      <text:p text:style-name="P1"/>
      <text:p text:style-name="P1"><text:s text:c="4"/>cout&lt;&lt;"The Triplets that form an A.P. in the given array are : "&lt;&lt;endl;</text:p>
      <text:p text:style-name="P1"><text:s text:c="4"/>for(int i=0;i&lt;8;i++)</text:p>
      <text:p text:style-name="P1"><text:s text:c="4"/>{</text:p>
      <text:p text:style-name="P1"><text:s text:c="8"/>for(int j=i+1;j&lt;9;j++)</text:p>
      <text:p text:style-name="P1"><text:s text:c="8"/>{</text:p>
      <text:p text:style-name="P1"><text:s text:c="12"/>for(int k=j+1;k&lt;10;k++)</text:p>
      <text:p text:style-name="P1"><text:s text:c="12"/>{</text:p>
      <text:p text:style-name="P1"><text:s text:c="16"/>if(arr[k]-arr[j] == arr[j]-arr[i])</text:p>
      <text:p text:style-name="P1"><text:s text:c="20"/>cout&lt;&lt;"{"&lt;&lt;arr[i]&lt;&lt;","&lt;&lt;arr[j]&lt;&lt;","&lt;&lt;arr[k]&lt;&lt;"}"&lt;&lt;endl;</text:p>
      <text:p text:style-name="P1"><text:s text:c="12"/>}</text:p>
      <text:p text:style-name="P1"><text:s text:c="8"/>}</text:p>
      <text:p text:style-name="P1"><text:soft-page-break/><text:s text:c="4"/>}</text:p>
      <text:p text:style-name="P1"><text:s text:c="4"/>return 0;</text:p>
      <text:p text:style-name="P1">}</text:p>
      <text:p text:style-name="P1"/>
      <text:p text:style-name="P3">3)#include&lt;iostream&gt;</text:p>
      <text:p text:style-name="P3">#include&lt;unordered_map&gt;</text:p>
      <text:p text:style-name="P3">#include&lt;vector&gt;</text:p>
      <text:p text:style-name="P3"/>
      <text:p text:style-name="P3">using namespace std;</text:p>
      <text:p text:style-name="P3"/>
      <text:p text:style-name="P3">int countTripletsWithZeroXOR(vector&lt;int&gt;&amp; arr) </text:p>
      <text:p text:style-name="P3">{</text:p>
      <text:p text:style-name="P3"><text:s text:c="4"/>int n=arr.size();</text:p>
      <text:p text:style-name="P3"><text:s text:c="4"/>int count=0;</text:p>
      <text:p text:style-name="P3"><text:s text:c="4"/>unordered_map&lt;int,int&gt;freq;</text:p>
      <text:p text:style-name="P3"/>
      <text:p text:style-name="P3"><text:s text:c="4"/>for(int i=0; i&lt;n; i++)</text:p>
      <text:p text:style-name="P3"><text:s text:c="4"/>{</text:p>
      <text:p text:style-name="P3"><text:s text:c="8"/>freq[arr[i]]++;</text:p>
      <text:p text:style-name="P3"><text:s text:c="4"/>}</text:p>
      <text:p text:style-name="P3"/>
      <text:p text:style-name="P3"><text:s text:c="4"/>for(int i=0; i&lt;n-1; i++) </text:p>
      <text:p text:style-name="P3"><text:s text:c="4"/>{</text:p>
      <text:p text:style-name="P3"><text:s text:c="8"/>for(int j=i+1; j&lt;n; j++) </text:p>
      <text:p text:style-name="P3"><text:s text:c="8"/>{</text:p>
      <text:p text:style-name="P3"><text:s text:c="12"/>int xorValue=arr[i]^arr[j];</text:p>
      <text:p text:style-name="P3"><text:s text:c="12"/>if(freq.find(xorValue)!=freq.end()) </text:p>
      <text:p text:style-name="P3"><text:s text:c="12"/>{</text:p>
      <text:p text:style-name="P3"><text:s text:c="16"/>count+=freq[xorValue];</text:p>
      <text:p text:style-name="P3"><text:s text:c="16"/>if(xorValue==arr[i] &amp;&amp; xorValue==arr[j]) </text:p>
      <text:p text:style-name="P3"><text:s text:c="20"/>count-=2;</text:p>
      <text:p text:style-name="P3"><text:s text:c="12"/>}</text:p>
      <text:p text:style-name="P3"><text:s text:c="8"/>}</text:p>
      <text:p text:style-name="P3"><text:s text:c="4"/>}</text:p>
      <text:p text:style-name="P3"><text:s text:c="4"/>return count/3;</text:p>
      <text:p text:style-name="P3">}</text:p>
      <text:p text:style-name="P3"/>
      <text:p text:style-name="P3">int main() </text:p>
      <text:p text:style-name="P3">{</text:p>
      <text:p text:style-name="P3"><text:s text:c="4"/>vector&lt;int&gt;arr1={1,3,5,10,14,15};</text:p>
      <text:p text:style-name="P3"><text:s text:c="4"/>cout&lt;&lt;countTripletsWithZeroXOR(arr1)&lt;&lt;endl;</text:p>
      <text:p text:style-name="P3"><text:s text:c="4"/>vector&lt;int&gt;arr2={4,7,5,8,3,9};</text:p>
      <text:p text:style-name="P3"><text:s text:c="4"/>cout&lt;&lt;countTripletsWithZeroXOR(arr2)&lt;&lt;endl;</text:p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8:39:45.434971486</meta:creation-date>
    <dc:date>2023-12-14T09:13:21.373001937</dc:date>
    <meta:editing-duration>PT18M25S</meta:editing-duration>
    <meta:editing-cycles>2</meta:editing-cycles>
    <meta:generator>LibreOffice/7.6.4.1$MacOSX_X86_64 LibreOffice_project/e19e193f88cd6c0525a17fb7a176ed8e6a3e2aa1</meta:generator>
    <meta:document-statistic meta:table-count="0" meta:image-count="0" meta:object-count="0" meta:page-count="2" meta:paragraph-count="79" meta:word-count="153" meta:character-count="1754" meta:non-whitespace-character-count="1270"/>
  </office:meta>
</office:document-meta>
</file>